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EF0000018AFFFB3083E90B4DD4.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Verdana" fo:font-size="24pt" officeooo:rsid="0015b6d6" officeooo:paragraph-rsid="0015b6d6" style:font-size-asian="28pt" style:font-size-complex="28pt"/>
    </style:style>
    <style:style style:name="P2" style:family="paragraph" style:parent-style-name="Text_20_body">
      <style:paragraph-properties fo:text-align="center" style:justify-single-word="false"/>
      <style:text-properties style:font-name="Verdana" fo:font-size="14pt" officeooo:rsid="0016faf1" officeooo:paragraph-rsid="0016faf1" style:font-size-asian="14pt" style:font-size-complex="14pt"/>
    </style:style>
    <style:style style:name="P3" style:family="paragraph" style:parent-style-name="Text_20_body">
      <style:paragraph-properties fo:text-align="center" style:justify-single-word="false"/>
      <style:text-properties style:font-name="Verdana" fo:font-size="14pt" officeooo:rsid="0015b6d6" officeooo:paragraph-rsid="0016faf1" style:font-size-asian="14pt" style:font-size-complex="14pt"/>
    </style:style>
    <style:style style:name="P4" style:family="paragraph" style:parent-style-name="Text_20_body">
      <style:paragraph-properties fo:text-align="center" style:justify-single-word="false"/>
      <style:text-properties style:font-name="Verdana" fo:font-size="14pt" officeooo:rsid="0015b6d6" officeooo:paragraph-rsid="0018a793" style:font-size-asian="14pt" style:font-size-complex="14pt"/>
    </style:style>
    <style:style style:name="P5" style:family="paragraph" style:parent-style-name="Text_20_body">
      <style:text-properties officeooo:rsid="001a0cbe" officeooo:paragraph-rsid="001b6e54"/>
    </style:style>
    <style:style style:name="P6" style:family="paragraph" style:parent-style-name="Text_20_body">
      <style:text-properties officeooo:rsid="001a988d" officeooo:paragraph-rsid="001a988d"/>
    </style:style>
    <style:style style:name="P7" style:family="paragraph" style:parent-style-name="Text_20_body">
      <style:text-properties officeooo:rsid="001b6e54" officeooo:paragraph-rsid="001b6e54"/>
    </style:style>
    <style:style style:name="P8" style:family="paragraph" style:parent-style-name="Text_20_body">
      <style:text-properties officeooo:rsid="001cb2b3" officeooo:paragraph-rsid="001cb2b3"/>
    </style:style>
    <style:style style:name="P9" style:family="paragraph" style:parent-style-name="Text_20_body">
      <style:text-properties officeooo:rsid="00226a4c" officeooo:paragraph-rsid="00228a1a"/>
    </style:style>
    <style:style style:name="P10" style:family="paragraph" style:parent-style-name="Text_20_body">
      <style:text-properties officeooo:rsid="00228a1a" officeooo:paragraph-rsid="00228a1a"/>
    </style:style>
    <style:style style:name="P11" style:family="paragraph" style:parent-style-name="Text_20_body">
      <style:text-properties officeooo:rsid="00248c1d" officeooo:paragraph-rsid="00248c1d"/>
    </style:style>
    <style:style style:name="P12" style:family="paragraph" style:parent-style-name="Text_20_body">
      <style:text-properties officeooo:rsid="002520c7" officeooo:paragraph-rsid="002520c7"/>
    </style:style>
    <style:style style:name="P13" style:family="paragraph" style:parent-style-name="Text_20_body">
      <style:text-properties officeooo:rsid="002520c7" officeooo:paragraph-rsid="00265e6c"/>
    </style:style>
    <style:style style:name="P14" style:family="paragraph" style:parent-style-name="Text_20_body">
      <style:text-properties officeooo:rsid="00265e6c" officeooo:paragraph-rsid="00265e6c"/>
    </style:style>
    <style:style style:name="P15" style:family="paragraph" style:parent-style-name="Text_20_body">
      <style:text-properties officeooo:rsid="0027907b" officeooo:paragraph-rsid="0027907b"/>
    </style:style>
    <style:style style:name="P16" style:family="paragraph" style:parent-style-name="Text_20_body">
      <style:text-properties officeooo:rsid="0027c36e" officeooo:paragraph-rsid="0027c36e"/>
    </style:style>
    <style:style style:name="P17" style:family="paragraph" style:parent-style-name="Text_20_body">
      <style:text-properties officeooo:rsid="0029bc24" officeooo:paragraph-rsid="0029bc24"/>
    </style:style>
    <style:style style:name="P18" style:family="paragraph" style:parent-style-name="Text_20_body">
      <style:text-properties officeooo:rsid="002a6dc8" officeooo:paragraph-rsid="002a6dc8"/>
    </style:style>
    <style:style style:name="P19" style:family="paragraph" style:parent-style-name="Text_20_body">
      <style:text-properties officeooo:rsid="002b2895" officeooo:paragraph-rsid="002b2895"/>
    </style:style>
    <style:style style:name="P20" style:family="paragraph" style:parent-style-name="Text_20_body">
      <style:text-properties officeooo:rsid="002c378e" officeooo:paragraph-rsid="002c378e"/>
    </style:style>
    <style:style style:name="P21" style:family="paragraph" style:parent-style-name="Text_20_body">
      <style:text-properties officeooo:rsid="002d2eb2" officeooo:paragraph-rsid="002d2eb2"/>
    </style:style>
    <style:style style:name="P22" style:family="paragraph" style:parent-style-name="Text_20_body">
      <style:text-properties officeooo:rsid="002f295c" officeooo:paragraph-rsid="002f295c"/>
    </style:style>
    <style:style style:name="P23" style:family="paragraph" style:parent-style-name="Text_20_body">
      <style:text-properties officeooo:rsid="00304a4d" officeooo:paragraph-rsid="00304a4d"/>
    </style:style>
    <style:style style:name="P24" style:family="paragraph" style:parent-style-name="Text_20_body">
      <style:text-properties officeooo:rsid="00307a84"/>
    </style:style>
    <style:style style:name="P25" style:family="paragraph" style:parent-style-name="Text_20_body">
      <style:text-properties officeooo:rsid="00307a84" officeooo:paragraph-rsid="00307a84"/>
    </style:style>
    <style:style style:name="P26"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Text_20_body">
      <style:text-properties fo:font-size="12pt" fo:font-style="normal" style:text-underline-style="none" fo:font-weight="normal" officeooo:rsid="003301c8" officeooo:paragraph-rsid="003301c8" style:font-size-asian="12pt" style:font-style-asian="normal" style:font-weight-asian="normal" style:font-size-complex="12pt" style:font-style-complex="normal" style:font-weight-complex="normal"/>
    </style:style>
    <style:style style:name="P28" style:family="paragraph" style:parent-style-name="Text_20_body">
      <style:text-properties fo:font-size="12pt" fo:font-style="normal" style:text-underline-style="none" fo:font-weight="normal" officeooo:rsid="00343050" officeooo:paragraph-rsid="00343050" style:font-size-asian="12pt" style:font-style-asian="normal" style:font-weight-asian="normal" style:font-size-complex="12pt" style:font-style-complex="normal" style:font-weight-complex="normal"/>
    </style:style>
    <style:style style:name="P29" style:family="paragraph" style:parent-style-name="Text_20_body">
      <style:text-properties fo:font-size="12pt" fo:font-style="normal" style:text-underline-style="none" fo:font-weight="normal" officeooo:rsid="00360f5d" officeooo:paragraph-rsid="00360f5d" style:font-size-asian="12pt" style:font-style-asian="normal" style:font-weight-asian="normal" style:font-size-complex="12pt" style:font-style-complex="normal" style:font-weight-complex="normal"/>
    </style:style>
    <style:style style:name="P30" style:family="paragraph" style:parent-style-name="Text_20_body">
      <style:text-properties officeooo:rsid="003678a4" officeooo:paragraph-rsid="003678a4"/>
    </style:style>
    <style:style style:name="P31" style:family="paragraph" style:parent-style-name="Title">
      <style:text-properties fo:font-size="40pt" officeooo:rsid="0015b6d6" officeooo:paragraph-rsid="0015b6d6" style:font-size-asian="28pt" style:font-size-complex="28pt"/>
    </style:style>
    <style:style style:name="P32" style:family="paragraph" style:parent-style-name="Title">
      <style:text-properties style:font-name="Verdana"/>
    </style:style>
    <style:style style:name="P33" style:family="paragraph" style:parent-style-name="Heading_20_1">
      <style:paragraph-properties fo:break-before="page"/>
      <style:text-properties officeooo:rsid="0018a793" officeooo:paragraph-rsid="0018a793"/>
    </style:style>
    <style:style style:name="P34" style:family="paragraph" style:parent-style-name="Heading_20_1">
      <style:paragraph-properties fo:break-before="page"/>
      <style:text-properties officeooo:rsid="001c81f1" officeooo:paragraph-rsid="001c81f1"/>
    </style:style>
    <style:style style:name="P35" style:family="paragraph" style:parent-style-name="Heading_20_1">
      <style:text-properties officeooo:paragraph-rsid="002b2895"/>
    </style:style>
    <style:style style:name="P36" style:family="paragraph" style:parent-style-name="Heading_20_1">
      <style:text-properties officeooo:rsid="00308adf" officeooo:paragraph-rsid="00308adf"/>
    </style:style>
    <style:style style:name="P37" style:family="paragraph" style:parent-style-name="Heading_20_1">
      <style:text-properties officeooo:paragraph-rsid="001cb2b3"/>
    </style:style>
    <style:style style:name="P38" style:family="paragraph" style:parent-style-name="Subtitle">
      <style:text-properties style:font-name="Verdana"/>
    </style:style>
    <style:style style:name="P39" style:family="paragraph" style:parent-style-name="Subtitle">
      <style:paragraph-properties fo:text-align="center" style:justify-single-word="false"/>
      <style:text-properties style:font-name="Verdana" fo:font-size="14pt" officeooo:rsid="0015b6d6" officeooo:paragraph-rsid="001be8e0" style:font-size-asian="14pt" style:font-size-complex="14pt"/>
    </style:style>
    <style:style style:name="P40" style:family="paragraph" style:parent-style-name="Subtitle">
      <style:text-properties officeooo:paragraph-rsid="001be8e0"/>
    </style:style>
    <style:style style:name="P41" style:family="paragraph" style:parent-style-name="Heading_20_2">
      <style:text-properties officeooo:rsid="00226a4c" officeooo:paragraph-rsid="00226a4c"/>
    </style:style>
    <style:style style:name="P42" style:family="paragraph" style:parent-style-name="Heading_20_2">
      <style:text-properties officeooo:rsid="00265e6c" officeooo:paragraph-rsid="00265e6c"/>
    </style:style>
    <style:style style:name="P43" style:family="paragraph" style:parent-style-name="Heading_20_2">
      <style:text-properties officeooo:paragraph-rsid="00304a4d"/>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6faf1"/>
    </style:style>
    <style:style style:name="T2" style:family="text">
      <style:text-properties fo:font-size="14pt" officeooo:rsid="0015b6d6" style:font-size-asian="14pt" style:font-size-complex="14pt"/>
    </style:style>
    <style:style style:name="T3" style:family="text">
      <style:text-properties officeooo:rsid="001a988d"/>
    </style:style>
    <style:style style:name="T4" style:family="text">
      <style:text-properties officeooo:rsid="001b6e54"/>
    </style:style>
    <style:style style:name="T5" style:family="text">
      <style:text-properties officeooo:rsid="001be8e0"/>
    </style:style>
    <style:style style:name="T6" style:family="text">
      <style:text-properties officeooo:rsid="001cb2b3"/>
    </style:style>
    <style:style style:name="T7" style:family="text">
      <style:text-properties officeooo:rsid="001e0a7c"/>
    </style:style>
    <style:style style:name="T8" style:family="text">
      <style:text-properties officeooo:rsid="00228a1a"/>
    </style:style>
    <style:style style:name="T9" style:family="text">
      <style:text-properties officeooo:rsid="00248c1d"/>
    </style:style>
    <style:style style:name="T10" style:family="text">
      <style:text-properties officeooo:rsid="002520c7"/>
    </style:style>
    <style:style style:name="T11" style:family="text">
      <style:text-properties officeooo:rsid="00265e6c"/>
    </style:style>
    <style:style style:name="T12" style:family="text">
      <style:text-properties officeooo:rsid="002b2895"/>
    </style:style>
    <style:style style:name="T13" style:family="text">
      <style:text-properties officeooo:rsid="002baec2"/>
    </style:style>
    <style:style style:name="T14" style:family="text">
      <style:text-properties officeooo:rsid="002d2eb2"/>
    </style:style>
    <style:style style:name="T15" style:family="text">
      <style:text-properties officeooo:rsid="002f295c"/>
    </style:style>
    <style:style style:name="T16" style:family="text">
      <style:text-properties officeooo:rsid="00304a4d"/>
    </style:style>
    <style:style style:name="T17" style:family="text">
      <style:text-properties officeooo:rsid="00308adf"/>
    </style:style>
    <style:style style:name="T18" style:family="text">
      <style:text-properties officeooo:rsid="0031c1b2"/>
    </style:style>
    <style:style style:name="T19" style:family="text">
      <style:text-properties officeooo:rsid="003301c8"/>
    </style:style>
    <style:style style:name="T20" style:family="text">
      <style:text-properties officeooo:rsid="003678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1"/>
      <text:p text:style-name="P32">RailControl</text:p>
      <text:p text:style-name="P38">Modellbahnsteuerung mit Automatikbetrieb</text:p>
      <text:p text:style-name="P1"/>
      <text:p text:style-name="P38">Masterthesis <text:span text:style-name="T5">2019</text:span></text:p>
      <text:p text:style-name="P2"/>
      <text:p text:style-name="P2">Studiengang:</text:p>
      <text:p text:style-name="P40">MAS Mikroelektronik</text:p>
      <text:p text:style-name="P39"/>
      <text:p text:style-name="P3"><text:span text:style-name="T1">Eingereicht von:</text:span></text:p>
      <text:p text:style-name="Subtitle">Dominik Mahrer</text:p>
      <text:p text:style-name="P4"/>
      <text:p text:style-name="P4"><text:span text:style-name="T1">Betreuender Dozent:</text:span></text:p>
      <text:p text:style-name="Subtitle">Michael Pichler, Studiengangleiter</text:p>
      <text:h text:style-name="P33" text:outline-level="1"><text:bookmark-start text:name="__RefHeading___Toc401_433743450"/>Zusammenfassung<text:bookmark-end text:name="__RefHeading___Toc401_433743450"/></text:h>
      <text:p text:style-name="P5">Das Ziel der Masterarbeit <text:span text:style-name="T3">ist</text:span> eine Modelleisenbahnsteuerung zu erstellen, welche in der Lage ist, Züge automatisch <text:span text:style-name="T3">und unfallfrei </text:span>auf einer Modelleisenbahn <text:span text:style-name="T3">zu bewegen. Die Software muss auf</text:span> eine<text:span text:style-name="T4">m</text:span> <text:span text:style-name="T4">billigen </text:span>Einplatinencomputer <text:span text:style-name="T4">laufen.</text:span></text:p>
      <text:p text:style-name="P6">Als Plattform für die Software wurde ein Rasperry Pi 3 Model B mit einem Buildroot-Linux gewählt. Die Software ist <text:span text:style-name="T5">in C++ geschrieben</text:span> <text:span text:style-name="T5">und </text:span>unter <text:span text:style-name="T5">jedem</text:span> Linux oder <text:span text:style-name="T5">jedem </text:span>Windows mit Cygwin kompilier- und nutzbar.</text:p>
      <text:p text:style-name="P6">Ein integrierter Webserver verwandelt jeden PC, jedes Smartphone oder Tablet und jedes weitere Gerät mit Browser in eine Kommandozentrale für die Modelleisenbahn. Damit lassen <text:span text:style-name="T4">sich</text:span> Fahrtrichtung, Geschwindigkeit sowie Lichtfunktionen <text:span text:style-name="T4">von Lokomotiven </text:span>steuern. <text:span text:style-name="T4">Auch Weichen, Signale und weitere Komponenten der Modellbahnanlage können geschaltet werden. Dazu kann ein zur Modellbahnanlage passendes Gleisbild erfasst werden. Der Zustand der Modellbahnanlage (z.B. welche Gleise sind belegt) kann mit Rückmeldern erkannt und auf dem Gleisbild angezeigt werden.</text:span></text:p>
      <text:p text:style-name="P7">Die Software <text:span text:style-name="T17">kann</text:span> die Züge selbständig auf einer Modelleisenbahnanlage steuern. Dazu sucht sich die Software für <text:span text:style-name="T5">jeden</text:span> Zug ein freies Gleis und führt ihn dort hin.</text:p>
      <text:h text:style-name="P34" text:outline-level="1"><text:bookmark-start text:name="__RefHeading___Toc403_433743450"/>Inhaltsverzeichnis<text:bookmark-end text:name="__RefHeading___Toc403_433743450"/></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text:a xlink:type="simple" xlink:href="#__RefHeading___Toc401_433743450" text:style-name="Index_20_Link" text:visited-style-name="Index_20_Link">Zusammenfassung<text:tab/>2</text:a></text:p>
          <text:p text:style-name="P44"><text:a xlink:type="simple" xlink:href="#__RefHeading___Toc403_433743450" text:style-name="Index_20_Link" text:visited-style-name="Index_20_Link">Inhaltsverzeichnis<text:tab/>3</text:a></text:p>
          <text:p text:style-name="P44"><text:a xlink:type="simple" xlink:href="#__RefHeading___Toc509_433743450" text:style-name="Index_20_Link" text:visited-style-name="Index_20_Link">Ausgangslage<text:tab/>4</text:a></text:p>
          <text:p text:style-name="P44"><text:a xlink:type="simple" xlink:href="#__RefHeading___Toc511_433743450" text:style-name="Index_20_Link" text:visited-style-name="Index_20_Link">Anforderungen<text:tab/>4</text:a></text:p>
          <text:p text:style-name="P45"><text:a xlink:type="simple" xlink:href="#__RefHeading___Toc514_433743450" text:style-name="Index_20_Link" text:visited-style-name="Index_20_Link">Posix/Linux<text:tab/>4</text:a></text:p>
          <text:p text:style-name="P45"><text:a xlink:type="simple" xlink:href="#__RefHeading___Toc516_433743450" text:style-name="Index_20_Link" text:visited-style-name="Index_20_Link">Kostengünstiger Einplatinencomputer<text:tab/>4</text:a></text:p>
          <text:p text:style-name="P45"><text:a xlink:type="simple" xlink:href="#__RefHeading___Toc518_433743450" text:style-name="Index_20_Link" text:visited-style-name="Index_20_Link">Webserver/Webbrowser<text:tab/>4</text:a></text:p>
          <text:p text:style-name="P45"><text:a xlink:type="simple" xlink:href="#__RefHeading___Toc526_433743450" text:style-name="Index_20_Link" text:visited-style-name="Index_20_Link">Digitalzentrale<text:tab/>4</text:a></text:p>
          <text:p text:style-name="P45"><text:a xlink:type="simple" xlink:href="#__RefHeading___Toc528_433743450" text:style-name="Index_20_Link" text:visited-style-name="Index_20_Link">Steuerung von Lokomotiven<text:tab/>5</text:a></text:p>
          <text:p text:style-name="P45"><text:a xlink:type="simple" xlink:href="#__RefHeading___Toc530_433743450" text:style-name="Index_20_Link" text:visited-style-name="Index_20_Link">Steuerung von Weichen und Signalen<text:tab/>5</text:a></text:p>
          <text:p text:style-name="P45"><text:a xlink:type="simple" xlink:href="#__RefHeading___Toc532_433743450" text:style-name="Index_20_Link" text:visited-style-name="Index_20_Link">Auswertung von Rückmeldern<text:tab/>5</text:a></text:p>
          <text:p text:style-name="P45"><text:a xlink:type="simple" xlink:href="#__RefHeading___Toc534_433743450" text:style-name="Index_20_Link" text:visited-style-name="Index_20_Link">Automatikbetrieb<text:tab/>5</text:a></text:p>
          <text:p text:style-name="P44"><text:a xlink:type="simple" xlink:href="#__RefHeading___Toc536_433743450" text:style-name="Index_20_Link" text:visited-style-name="Index_20_Link">RailControl<text:tab/>5</text:a></text:p>
          <text:p text:style-name="P44"><text:a xlink:type="simple" xlink:href="#__RefHeading___Toc538_433743450" text:style-name="Index_20_Link" text:visited-style-name="Index_20_Link">Fazit<text:tab/>5</text:a></text:p>
          <text:p text:style-name="P44"><text:a xlink:type="simple" xlink:href="#__RefHeading___Toc540_433743450" text:style-name="Index_20_Link" text:visited-style-name="Index_20_Link">Ausblick<text:tab/>5</text:a></text:p>
          <text:p text:style-name="P45"><text:a xlink:type="simple" xlink:href="#__RefHeading___Toc542_433743450" text:style-name="Index_20_Link" text:visited-style-name="Index_20_Link">Dreiwegweichen<text:tab/>5</text:a></text:p>
          <text:p text:style-name="P45"><text:a xlink:type="simple" xlink:href="#__RefHeading___Toc544_433743450" text:style-name="Index_20_Link" text:visited-style-name="Index_20_Link">Doppelkreuzungsweichen mit einem Antrieb<text:tab/>6</text:a></text:p>
          <text:p text:style-name="P45"><text:a xlink:type="simple" xlink:href="#__RefHeading___Toc546_433743450" text:style-name="Index_20_Link" text:visited-style-name="Index_20_Link">Mehrbegriffige Signale<text:tab/>6</text:a></text:p>
          <text:p text:style-name="P45"><text:a xlink:type="simple" xlink:href="#__RefHeading___Toc548_433743450" text:style-name="Index_20_Link" text:visited-style-name="Index_20_Link">Bahnübergänge<text:tab/>6</text:a></text:p>
          <text:p text:style-name="P45"><text:a xlink:type="simple" xlink:href="#__RefHeading___Toc550_433743450" text:style-name="Index_20_Link" text:visited-style-name="Index_20_Link">Automatisches Umfahren des Zuges<text:tab/>6</text:a></text:p>
          <text:p text:style-name="P45"><text:a xlink:type="simple" xlink:href="#__RefHeading___Toc552_433743450" text:style-name="Index_20_Link" text:visited-style-name="Index_20_Link">Lokfunktionen ausführen bei Fahrstrassen<text:tab/>6</text:a></text:p>
          <text:p text:style-name="P45"><text:a xlink:type="simple" xlink:href="#__RefHeading___Toc554_433743450" text:style-name="Index_20_Link" text:visited-style-name="Index_20_Link">Aktionen beim Freigeben von Fahrstrassen<text:tab/>6</text:a></text:p>
          <text:p text:style-name="P45"><text:a xlink:type="simple" xlink:href="#__RefHeading___Toc556_433743450" text:style-name="Index_20_Link" text:visited-style-name="Index_20_Link">Automatisches Rückstellen von Schutzweichen<text:tab/>7</text:a></text:p>
          <text:p text:style-name="P45"><text:a xlink:type="simple" xlink:href="#__RefHeading___Toc558_433743450" text:style-name="Index_20_Link" text:visited-style-name="Index_20_Link">Geschwindigkeit angepasst an Weichenstellung<text:tab/>7</text:a></text:p>
          <text:p text:style-name="P44"><text:a xlink:type="simple" xlink:href="#__RefHeading___Toc560_433743450" text:style-name="Index_20_Link" text:visited-style-name="Index_20_Link">Literaturverzeichnis<text:tab/>7</text:a></text:p>
          <text:p text:style-name="P44"><text:a xlink:type="simple" xlink:href="#__RefHeading___Toc562_433743450" text:style-name="Index_20_Link" text:visited-style-name="Index_20_Link">Ehrlichkeitserklärung<text:tab/>7</text:a></text:p>
        </text:index-body>
      </text:table-of-content>
      <text:h text:style-name="P37" text:outline-level="1"><text:bookmark-start text:name="__RefHeading___Toc509_433743450"/><text:span text:style-name="T6">Ausgangslage</text:span><text:bookmark-end text:name="__RefHeading___Toc509_433743450"/></text:h>
      <text:p text:style-name="P8">Ich selber bin begeisterter Modellbahner. <text:span text:style-name="T7">Für meine eigene Modelleisenbahn war ich deshalb auf der Suche nach der passenden Modellbahnsteuerungssoftware. Auf dem Markt gab es bereits verschiedene Anbieter von entsprechender Software. Jedoch erfüllte keine meine Anforderungen vollumfänglich. Mehrere Jahre behalf ich mich mit einer einigermassen passenden Software. Als der Entwickler dann aber die Unterstützung von iPhone und iPad eingestellte war es für mich an der Zeit eine neue Lösung für meine eigenen Modelleisenbahn zu finden. Nach wie vor hatte jedoch kein Hersteller eine Software im Angebot, welche meinen Anforderungen gerecht wurde. So beschloss ich die für mich passende Software selbst zu schreiben.</text:span></text:p>
      <text:h text:style-name="Heading_20_1" text:outline-level="1"><text:bookmark-start text:name="__RefHeading___Toc511_433743450"/>Anforderungen<text:bookmark-end text:name="__RefHeading___Toc511_433743450"/></text:h>
      <text:h text:style-name="P41" text:outline-level="2"><text:bookmark-start text:name="__RefHeading___Toc514_433743450"/>Posix/<text:span text:style-name="T9">Linux</text:span><text:bookmark-end text:name="__RefHeading___Toc514_433743450"/></text:h>
      <text:p text:style-name="P9">Die <text:span text:style-name="T8">Software</text:span> muss unter einem Posix kompatiblen Betriebssystem lauffähig sein.</text:p>
      <text:p text:style-name="P9">Linux gilt als zuverlässiges, wartungsarmes Betriebssystem und ist für viele Hardwareplattformen verfügbar. <text:span text:style-name="T9">Es erfüllt die Posix-Spezifikation weitestgehend. </text:span>Eine künftige Portierung auf ein Windows mit Cygwin oder auf OSX <text:span text:style-name="T9">wäre deshalb mutmasslich mit wenig Aufwand möglich.</text:span></text:p>
      <text:h text:style-name="Heading_20_2" text:outline-level="2"><text:bookmark-start text:name="__RefHeading___Toc516_433743450"/>Kostengünstige<text:span text:style-name="T8">r</text:span> Einplatinencomputer<text:bookmark-end text:name="__RefHeading___Toc516_433743450"/></text:h>
      <text:p text:style-name="P10">Die Software muss auf einem kostengünstigen Einplatinencomputer lauffähig sein.</text:p>
      <text:p text:style-name="P10">Der Modellbahnmarkt ist für viele klar Hobby. Entsprechend ist das Budget sehr begrenzt. Es soll deshalb möglich sein die Steuerung auf kostengünstigen Computern mit stark begrenzten Resourcen zu betreiben. Angedacht ist dabei die Grössenordnung eines Raspberry Pi.</text:p>
      <text:h text:style-name="Heading_20_2" text:outline-level="2"><text:bookmark-start text:name="__RefHeading___Toc518_433743450"/>Web<text:span text:style-name="T9">server/Web</text:span>browser<text:bookmark-end text:name="__RefHeading___Toc518_433743450"/></text:h>
      <text:p text:style-name="P10">Die <text:span text:style-name="T9">Bediengung der </text:span>Software muss mithilfe eines aktuellen <text:span text:style-name="T9">Webb</text:span>rowsers auf gängigen Endgeräten wie PC, Smartphone und/oder Tablets erfolgen können.</text:p>
      <text:p text:style-name="P10">Ein Webbrowser gehört bei fast allen Geräten mit Bildschirm heute zum Standard-Lieferumfang. <text:span text:style-name="T9">Um unterschiedliche Geräte in Zukunft nicht separat behandeln zu müssen soll die Software über einen Webserver zu bedienen sein.</text:span></text:p>
      <text:h text:style-name="Heading_20_2" text:outline-level="2"><text:bookmark-start text:name="__RefHeading___Toc526_433743450"/>Digitalzentrale<text:bookmark-end text:name="__RefHeading___Toc526_433743450"/></text:h>
      <text:p text:style-name="P11">Mindestens eine Modellbahn-Digitalzentrale muss <text:span text:style-name="T10">von der Software </text:span>angesprochen werden können. Eine Erweiterung auf weitere Digitalzentralen ist vorzusehen.</text:p>
      <text:p text:style-name="P12">In der Modellbahnwelt sind oder waren über 70 Digitalzentralen erhältlich, welche eine Möglichkeit vorsehen um mit einer Steuerungssoftware zu kommunizieren. Mindestens eine dieser Zentralen muss an die zu erstellende Software angebunden werden können. Es ist ein API vorzusehen, damit die Anbindung an weitere Zentralen später einfach erfolgen kann.</text:p>
      <text:h text:style-name="Heading_20_2" text:outline-level="2"><text:bookmark-start text:name="__RefHeading___Toc528_433743450"/>Steuerung <text:span text:style-name="T10">von</text:span> Lokomotiven<text:bookmark-end text:name="__RefHeading___Toc528_433743450"/></text:h>
      <text:p text:style-name="P12">Die Software muss Fahrtrichtung, Geschwindigkeit und Zusatzfunktionen von Lokomotiven steuern können.</text:p>
      <text:p text:style-name="P12">Sofern die Digitalzentrale es unterstützt, soll <text:s/>eine allfällige Änderung durch einen <text:span text:style-name="T11">Fahrr</text:span>egler der Zentrale auf den angeschlossenen Geräten im Browser angezeigt werden.</text:p>
      <text:h text:style-name="Heading_20_2" text:outline-level="2"><text:bookmark-start text:name="__RefHeading___Toc530_433743450"/><text:soft-page-break/>Steuerung von Weichen und Signalen<text:bookmark-end text:name="__RefHeading___Toc530_433743450"/></text:h>
      <text:p text:style-name="P14">Die Software muss Weichen, Signale und weiter Zubehörartikel steuern können.</text:p>
      <text:p text:style-name="P13">Sofern die Digitalzentrale es unterstützt, soll eine allfällige Änderung <text:span text:style-name="T11">an der Zentrale </text:span>auf den angeschlossenen Geräten im Browser angezeigt werden.</text:p>
      <text:h text:style-name="P42" text:outline-level="2"><text:bookmark-start text:name="__RefHeading___Toc532_433743450"/>Auswertung von Rückmeldern<text:bookmark-end text:name="__RefHeading___Toc532_433743450"/></text:h>
      <text:p text:style-name="P14">Die Software muss den Zustand von Rückmeldern der Digitalzentrale auswerten können.</text:p>
      <text:p text:style-name="P15">Zusätzlich sind auch die Rückmeldemodule aus dem CAS Mikroelektronik Digital auszuwerten.</text:p>
      <text:h text:style-name="Heading_20_2" text:outline-level="2"><text:bookmark-start text:name="__RefHeading___Toc534_433743450"/>Automatikbetrieb<text:bookmark-end text:name="__RefHeading___Toc534_433743450"/></text:h>
      <text:p text:style-name="P16">Die Software muss die Züge unfallfrei über eine Modelleisenbahnanlage führen können.</text:p>
      <text:h text:style-name="Heading_20_1" text:outline-level="1"><text:bookmark-start text:name="__RefHeading___Toc536_433743450"/>RailControl<text:bookmark-end text:name="__RefHeading___Toc536_433743450"/></text:h>
      <text:h text:style-name="Heading_20_1" text:outline-level="1"><text:bookmark-start text:name="__RefHeading___Toc538_433743450"/>Fazit<text:bookmark-end text:name="__RefHeading___Toc538_433743450"/></text:h>
      <text:p text:style-name="P18">Mit RailControl ist <text:span text:style-name="T12">es </text:span>möglich, sich vor einer Anlage hinzusetzten und den Zügen zuzuschauen, wie sie einen Weg über die Anlage finden. Ganz ohne, dass es dazu einen Eingriff benötigt. Somit erfüllt RailControl die <text:span text:style-name="T12">gestellten </text:span>Anforderungen vollumfänglich. <text:span text:style-name="T12">Als Auftraggeber bin ich mit dem Resultat zufrieden.</text:span></text:p>
      <text:h text:style-name="P35" text:outline-level="1"><text:bookmark-start text:name="__RefHeading___Toc540_433743450"/>Ausblick<text:bookmark-end text:name="__RefHeading___Toc540_433743450"/></text:h>
      <text:p text:style-name="P30">Die Software ist bei mir im produktiven Einsatz und wird das auch bleiben.</text:p>
      <text:p text:style-name="P19">Bei Software ist es wie am Tisch: Der Appetit kommt mit dem Essen. So schweben auch schon neue Ideen im Raum, welche umgesetzt werden wollen:</text:p>
      <text:h text:style-name="Heading_20_2" text:outline-level="2"><text:bookmark-start text:name="__RefHeading___Toc542_433743450"/>Dreiwegweichen<text:bookmark-end text:name="__RefHeading___Toc542_433743450"/></text:h>
      <text:p text:style-name="P20">Dreiwegweichen sind zwei normale Weichen, welche <text:span text:style-name="T14">symetrisch </text:span>übereinander gelegt sind. <text:span text:style-name="T14">Wie der Name sagt gibt es dabei drei mögliche Fahrwege. Mit zwei normalen Weichen sind aber vier mögliche Stellungen vorhanden. Bei der Dreiwegweiche ist eine Stellung mechanisch nicht möglich. Deshalb muss Softwareseitig unterbunden werden, dass diese unmögliche Stellung gewählt wird.</text:span></text:p>
      <text:h text:style-name="Heading_20_2" text:outline-level="2"><text:bookmark-start text:name="__RefHeading___Toc544_433743450"/>Doppel<text:span text:style-name="T14">k</text:span>reuzungsweichen mit einem Antrieb<text:bookmark-end text:name="__RefHeading___Toc544_433743450"/></text:h>
      <text:p text:style-name="P21">Eine Doppelkreuzungsweiche hat vier mögliche Fahrwege. Im Gegensatz zu den anderen Modellbahnherstellern bietet Märklin eine Doppelkreuzungsweiche an mit nur einem Antrieb, statt mit deren zwei. Die Software muss deshalb in der Lage sein je zwei Fahrwege mit derselben Stellung zu bedienen.</text:p>
      <text:h text:style-name="Heading_20_2" text:outline-level="2"><text:bookmark-start text:name="__RefHeading___Toc546_433743450"/>Mehrbegriffige Signale<text:bookmark-end text:name="__RefHeading___Toc546_433743450"/></text:h>
      <text:p text:style-name="P21">Einfache Signale kennen nur die Begriffe Halt und Fahrt. Bei der Bahn sind jedoch oft mehrbegriffige Signale im Einsatz, welche zusätzlich auch noch die maximal zu fahrende Geschwindigkeit anzeigen kann. Diese zusätzlichen Möglichkeiten sind im Moment noch nicht implementiert.</text:p>
      <text:h text:style-name="Heading_20_2" text:outline-level="2"><text:bookmark-start text:name="__RefHeading___Toc548_433743450"/>Bahnübergänge<text:bookmark-end text:name="__RefHeading___Toc548_433743450"/></text:h>
      <text:p text:style-name="P21">Bahnübergänge sind im Moment nicht als separates Objekt implementiert. Ein Bahnübergang für eine eingleisige Strecke <text:span text:style-name="T15">ist einfach zu implementieren. Hingegen sind Bahnübergänge, welche über mehrere Gleise führen komplex, denn wenn auf einem Gleis der Zug vorüber ist könnte auf dem anderen Gleis ein weiterer Zug herannahen.</text:span></text:p>
      <text:h text:style-name="Heading_20_2" text:outline-level="2"><text:bookmark-start text:name="__RefHeading___Toc550_433743450"/>Automatisches Umfahren des Zuges<text:bookmark-end text:name="__RefHeading___Toc550_433743450"/></text:h>
      <text:p text:style-name="P22">Insbesondere auf Modellbahnanlagen welche eine schon länger vergangene Zeit darstellt, ist es nötig, dass eine Lokomotive am Endbahnhof auf die andere Seite des Zuges gebracht wird um diesen wieder zum Ausgangspunkt zu ziehen. Dieses Umfahren des Zuges kann im Moment noch nicht konfiguriert werden.</text:p>
      <text:h text:style-name="P43" text:outline-level="2"><text:bookmark-start text:name="__RefHeading___Toc552_433743450"/><text:soft-page-break/><text:span text:style-name="T16">Lokfunktionen ausführen bei Fahrstrassen</text:span><text:bookmark-end text:name="__RefHeading___Toc552_433743450"/></text:h>
      <text:p text:style-name="P23">Wird eine Fahrstrasse gestellt könnte eine Lokfunktion ausgelöst werden. Z.B. könnte die Lok vor dem Losfahren pfeiffen. Oder sie könnte das Licht einschalten, bevor sie aus dem Depot fährt.</text:p>
      <text:h text:style-name="P43" text:outline-level="2"><text:bookmark-start text:name="__RefHeading___Toc554_433743450"/>Aktionen beim Freigeben von Fahrstrassen<text:bookmark-end text:name="__RefHeading___Toc554_433743450"/></text:h>
      <text:p text:style-name="P23">Fährt eine Lok aus dem Depot, so könnte nach dem Herausfahren die Tür wieder geschlossen werden.</text:p>
      <text:h text:style-name="Heading_20_2" text:outline-level="2"><text:bookmark-start text:name="__RefHeading___Toc556_433743450"/>Automatisches Rückstellen von Schu<text:span text:style-name="T13">t</text:span>zweichen<text:bookmark-end text:name="__RefHeading___Toc556_433743450"/></text:h>
      <text:p text:style-name="P24">Weichen werden beim Sperren einer Fahrstrasse gestellt. Schutzweichen sollten beim Freigeben der Fahrstrasse wieder in die Schutzstellung zurückgestellt werden.</text:p>
      <text:h text:style-name="Heading_20_2" text:outline-level="2"><text:bookmark-start text:name="__RefHeading___Toc558_433743450"/>Geschwindigkeit angepasst an Weichenstellung<text:bookmark-end text:name="__RefHeading___Toc558_433743450"/></text:h>
      <text:p text:style-name="P25">Ist eine Weiche geradeaus gestellt, so kann ein Zug schnell darüber fahren. Ist sie jedoch abzweigen<text:span text:style-name="T20">d</text:span> gestellt, so sollte die Geschwindigkeit reduziert werden.</text:p>
      <text:h text:style-name="P36" text:outline-level="1"><text:bookmark-start text:name="__RefHeading___Toc560_433743450"/>Literaturverzeichnis<text:bookmark-end text:name="__RefHeading___Toc560_433743450"/></text:h>
      <text:p text:style-name="P26"><text:span text:style-name="T17">Robert C. Martin (2009), Clean Code</text:span><text:bookmark text:name="CITAREFMartin20091"/>: A Handbook of Agile Software Craftsmanship, <text:span text:style-name="T18">Pearson Education, Inc, ISBN </text:span><text:bookmark text:name="CITAREFMartin2009"/>9780132350884</text:p>
      <text:p text:style-name="P27">SQLite Consortium: SQLite, <text:a xlink:type="simple" xlink:href="https://www.sqlite.org/" text:style-name="Internet_20_link" text:visited-style-name="Visited_20_Internet_20_Link">https://www.sqlite.org/</text:a> (abgerufen am 26. April 2019)</text:p>
      <text:p text:style-name="P29">StackOverflow, <text:a xlink:type="simple" xlink:href="https://stackoverflow.com/" text:style-name="Internet_20_link" text:visited-style-name="Visited_20_Internet_20_Link">https://stackoverflow.com/</text:a><text:span text:style-name="T19"> (abgerufen am 26. April 2019)</text:span></text:p>
      <text:p text:style-name="P28">Wikipedia: POSIX, <text:a xlink:type="simple" xlink:href="https://en.wikipedia.org/wiki/POSIX" text:style-name="Internet_20_link" text:visited-style-name="Visited_20_Internet_20_Link">https://en.wikipedia.org/wiki/POSIX</text:a> (abgerufen am 26. April 2019)</text:p>
      <text:h text:style-name="Heading_20_1" text:outline-level="1"><text:bookmark-start text:name="__RefHeading___Toc562_433743450"/>Ehrlichkeitserklärung<text:bookmark-end text:name="__RefHeading___Toc562_433743450"/></text:h>
      <text:p text:style-name="P17">Hiermit erkläre ich, dass ich die vorliegende Master<text:span text:style-name="T12">thesis</text:span> selbständig, ohne Mithilfe Dritter und nur mit den angegebenen Quellen, Hilfsmitteln und Hilfeleistungen erstellt habe und dass Zitate kenntlich gemacht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1" fo:font-family="Verdana"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40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0pt" style:font-size-asian="18pt" style:font-size-complex="18pt"/>
    </style:style>
    <style:style style:name="TextkörperUntertitel" style:family="paragraph" style:parent-style-name="Text_20_body">
      <style:paragraph-properties fo:text-align="center" style:justify-single-word="false"/>
      <style:text-properties style:font-name="Verdana" fo:font-family="Verdana" style:font-family-generic="swiss" style:font-pitch="variable" fo:font-size="24pt" officeooo:rsid="0015b6d6" style:font-size-asian="28pt" style:font-size-complex="2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fo:break-before="page" style:shadow="non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draw:frame draw:style-name="Mfr1" draw:name="Bild1" text:anchor-type="paragraph" svg:x="0.392cm" svg:y="-0.499cm" svg:width="6.459cm" svg:height="1cm" draw:z-index="10"><draw:image xlink:href="Pictures/10000000000009EF0000018AFFFB3083E90B4DD4.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dy </meta:initial-creator>
    <meta:creation-date>2019-04-26T11:09:50.049057085</meta:creation-date>
    <dc:date>2019-04-26T17:05:57.797347291</dc:date>
    <dc:creator>Teddy </dc:creator>
    <meta:editing-duration>PT1H3M3S</meta:editing-duration>
    <meta:editing-cycles>11</meta:editing-cycles>
    <meta:generator>LibreOffice/5.1.6.2$Linux_X86_64 LibreOffice_project/10m0$Build-2</meta:generator>
    <meta:document-statistic meta:table-count="0" meta:image-count="1" meta:object-count="0" meta:page-count="12" meta:paragraph-count="98" meta:word-count="1179" meta:character-count="8878" meta:non-whitespace-character-count="7796"/>
  </office:meta>
</office:document-meta>
</file>